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Title" style:master-page-name="Standard">
      <style:paragraph-properties style:page-number="auto"/>
    </style:style>
    <style:style style:name="P6" style:family="paragraph" style:parent-style-name="p">
      <style:text-properties fo:font-weight="bold" style:font-weight-asian="bold" style:font-weight-complex="bold"/>
    </style:style>
    <style:style style:name="P7" style:family="paragraph" style:parent-style-name="p">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use-window-font-color="true" style:font-name="Helvetica1" fo:font-size="12pt" style:font-name-asian="Helvetica1" style:font-size-asian="12pt" style:font-name-complex="Helvetica1" style:font-size-complex="12pt"/>
    </style:style>
    <style:style style:name="T3"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mbedded Javascript example</text:p>
      <text:p text:style-name="p">The fault is with how the javascript is “cleaned” when embedded.</text:p>
      <text:p text:style-name="P6">Original text:</text:p>
      <text:p text:style-name="pre1">&lt;html&gt;</text:p>
      <text:p text:style-name="pre1"><text:tab/>&lt;head&gt;</text:p>
      <text:p text:style-name="pre1"><text:tab/><text:tab/>&lt;meta http-equiv="Content-Type" content="text/html; charset=utf-8" /&gt;</text:p>
      <text:p text:style-name="pre1"><text:tab/><text:tab/>&lt;meta name="generator" content="Aspose.Words for .NET 5.2.1.0" /&gt;</text:p>
      <text:p text:style-name="pre1"><text:tab/><text:tab/>&lt;title&gt;Introduction to Normative and Meta-Ethics&lt;/title&gt;<text:tab/></text:p>
      <text:p text:style-name="pre1"><text:tab/>&lt;/head&gt;</text:p>
      <text:p text:style-name="pre1"><text:tab/>&lt;body&gt;</text:p>
      <text:p text:style-name="pre1"><text:tab/>&lt;p&gt;Watch this video before doing workshop number 3.&lt;/p&gt;</text:p>
      <text:p text:style-name="pre1">&lt;script type="text/javascript" src="media/mediaplayer/swfobject.js"&gt;&lt;!-- --&gt;&lt;/script&gt;</text:p>
      <text:p text:style-name="pre1"><text:s text:c="2"/>&lt;div id='preview'&gt;There was a problem loading the video.&lt;/div&gt;</text:p>
      <text:p text:style-name="pre1"><text:s text:c="2"/>&lt;script type="text/javascript"&gt;</text:p>
      <text:p text:style-name="pre1"><text:s text:c="2"/>var s1 = new SWFObject('media/mediaplayer/player.swf','ply','470','320','9','#ffffff');</text:p>
      <text:p text:style-name="pre1"><text:s text:c="2"/>s1.addParam('allowfullscreen','true');</text:p>
      <text:p text:style-name="pre1"><text:s text:c="2"/>s1.addParam('allowscriptaccess','always');</text:p>
      <text:p text:style-name="pre1"><text:s text:c="2"/>s1.addParam('wmode','opaque');</text:p>
      <text:p text:style-name="pre1"><text:s text:c="2"/>s1.addParam('flashvars','file=../video/computerEthics1.flv');</text:p>
      <text:p text:style-name="pre1"><text:s text:c="2"/>s1.write('preview');</text:p>
      <text:p text:style-name="pre1">&lt;/script&gt;</text:p>
      <text:p text:style-name="pre1"><text:tab/>&lt;/body&gt;</text:p>
      <text:p text:style-name="pre1">&lt;/html&gt;</text:p>
      <text:p text:style-name="P6">Code after embedding:</text:p>
      <text:p text:style-name="P7">Note the way the two script tags have been transformed into one, which breaks the code.</text:p>
      <text:p text:style-name="pre1"><text:soft-page-break/>&lt;div class="embedded-html"&gt;<text:tab/></text:p>
      <text:p text:style-name="pre1">&lt;p id="hcc8c204fp1"&gt;Watch this video before doing workshop number 3.&lt;/p&gt;</text:p>
      <text:p text:style-name="pre1">&lt;script type="text/javascript" src="media/mediaplayer/swfobject.js"&gt; <text:s/><text:line-break/>&lt;div id="preview"&gt;There was a problem loading the video.&lt;/div&gt;<text:line-break/> <text:s/>&lt;script type="text/javascript"&gt; <text:s/>var s1 = new SWFObject('media/mediaplayer/player.swf','ply','470','320','9','#ffffff'); <text:s/>s1.addParam('allowfullscreen','true'); <text:s/>s1.addParam('allowscriptaccess','always'); <text:s/>s1.addParam('wmode','opaque'); <text:s/>s1.addParam('flashvars','file=../video/computerEthics1.flv'); <text:s/>s1.write('preview');<text:line-break/>&lt;/script&gt;<text:line-break/>&lt;/div&gt;</text:p>
      <text:p text:style-name="P6">Example file embedded in this document</text:p>
      <text:p text:style-name="P6">Note:<text:span text:style-name="T1"> The actual media files have not been added, this example is to show how the code is changed.</text:span></text:p>
      <text:p text:style-name="p"><text:a xlink:type="simple" xlink:href="http://localhost:8000/rep.test-content/faults/javascript_example.html?embed">[javascrip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Helvetica1" svg:font-family="Helvetica" style:font-family-generic="swiss"/>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Embedded javascript example</text:title></text:p>
            </table:table-cell>
            <table:table-cell table:style-name="BodyFooter.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2</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Embedded javascript example</text:title></text:p>
            </table:table-cell>
            <table:table-cell table:style-name="Table4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Embedded javascript example</dc:title>
    <meta:initial-creator>Daniel de Byl</meta:initial-creator>
    <meta:creation-date>2007-02-05T13:22:46</meta:creation-date>
    <dc:creator>Daniel de Byl</dc:creator>
    <dc:date>2008-10-26T13:49:30</dc:date>
    <dc:language>en-US</dc:language>
    <meta:editing-cycles>4</meta:editing-cycles>
    <meta:editing-duration>PT00H10M38S</meta:editing-duration>
    <meta:document-statistic meta:table-count="48" meta:image-count="0" meta:object-count="0" meta:page-count="2" meta:paragraph-count="83" meta:word-count="209" meta:character-count="1916"/>
    <meta:user-defined meta:name="Info 1"/>
    <meta:user-defined meta:name="Info 2"/>
    <meta:user-defined meta:name="Info 3"/>
    <meta:user-defined meta:name="Info 4"/>
    <meta:template xlink:type="simple" xlink:actuate="onRequest" xlink:title="ice-template" xlink:href="../../../templates/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